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verview Applications</text:h>
      <text:p text:style-name="Text_20_body">The Applications view shows all applications for bookings in the booking system. They are shown I a table and it is possible to search for applications. You can also show inactive applications through the option Show all found in the top tab.</text:p>
      <text:p text:style-name="Text_20_body">The table view contains the following fields:</text:p>
      <text:list xml:id="list969646924" text:style-name="L1">
        <text:list-item>
          <text:p text:style-name="P1">ID</text:p>
        </text:list-item>
        <text:list-item>
          <text:p text:style-name="P1">Status</text:p>
        </text:list-item>
        <text:list-item>
          <text:p text:style-name="P1">Created date and time</text:p>
        </text:list-item>
        <text:list-item>
          <text:p text:style-name="P1">Changed date and time</text:p>
        </text:list-item>
        <text:list-item>
          <text:p text:style-name="P1">Activity</text:p>
        </text:list-item>
        <text:list-item>
          <text:p text:style-name="P1">Contact for the application</text:p>
        </text:list-item>
      </text:list>
      <text:p text:style-name="Text_20_body">Through the field ID it is possible to enter a the allocation and see all of its cont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rik Sjöberg</meta:initial-creator>
    <meta:creation-date>2009-07-28T15:06:53</meta:creation-date>
    <dc:date>2009-07-30T15:58:01</dc:date>
    <dc:creator>Fredrik Sjöberg</dc:creator>
    <meta:editing-duration>PT00H55M55S</meta:editing-duration>
    <meta:editing-cycles>5</meta:editing-cycles>
    <meta:generator>OpenOffice.org/3.1$Unix OpenOffice.org_project/310m11$Build-9399</meta:generator>
    <meta:document-statistic meta:table-count="0" meta:image-count="0" meta:object-count="0" meta:page-count="1" meta:paragraph-count="10" meta:word-count="90" meta:character-count="488"/>
  </office:meta>
</office:document-meta>
</file>